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40C000005A0FAC5E049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Schoolbook L"/>
    </style:style>
    <style:style style:name="P2" style:family="paragraph" style:parent-style-name="Standard">
      <style:paragraph-properties fo:text-align="justify" style:justify-single-word="false"/>
      <style:text-properties style:font-name="Century Schoolbook L" officeooo:rsid="000fd1d6" officeooo:paragraph-rsid="000fd1d6"/>
    </style:style>
    <style:style style:name="P3" style:family="paragraph" style:parent-style-name="Text_20_body">
      <style:paragraph-properties fo:text-align="justify" style:justify-single-word="false"/>
      <style:text-properties style:font-name="Century Schoolbook L" officeooo:rsid="000fd1d6" officeooo:paragraph-rsid="000fd1d6"/>
    </style:style>
    <style:style style:name="P4" style:family="paragraph" style:parent-style-name="Text_20_body">
      <style:paragraph-properties fo:text-align="justify" style:justify-single-word="false"/>
      <style:text-properties style:font-name="Century Schoolbook L"/>
    </style:style>
    <style:style style:name="P5" style:family="paragraph" style:parent-style-name="Text_20_body">
      <style:paragraph-properties fo:text-align="justify" style:justify-single-word="false"/>
      <style:text-properties style:font-name="Century Schoolbook L" officeooo:paragraph-rsid="000fd1d6"/>
    </style:style>
    <style:style style:name="P6" style:family="paragraph" style:parent-style-name="Text_20_body">
      <style:paragraph-properties fo:text-align="center" style:justify-single-word="false"/>
      <style:text-properties style:font-name="Century Schoolbook L" fo:font-weight="bold" officeooo:rsid="000fd1d6" officeooo:paragraph-rsid="000fd1d6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entury Schoolbook L" officeooo:rsid="001104d7" officeooo:paragraph-rsid="001104d7"/>
    </style:style>
    <style:style style:name="P8" style:family="paragraph" style:parent-style-name="Text_20_body">
      <style:paragraph-properties fo:text-align="center" style:justify-single-word="false" fo:padding="0.049cm" fo:border="0.06pt solid #000000" style:shadow="none"/>
      <style:text-properties style:font-name="Arial" fo:font-size="16pt" officeooo:rsid="000fd1d6" officeooo:paragraph-rsid="000fd1d6" style:font-size-asian="16pt" style:font-size-complex="16pt"/>
    </style:style>
    <style:style style:name="P9" style:family="paragraph" style:parent-style-name="Text_20_body">
      <style:paragraph-properties fo:text-align="center" style:justify-single-word="false" fo:padding="0.049cm" fo:border="0.06pt solid #000000" style:shadow="none"/>
      <style:text-properties style:font-name="Arial" fo:font-size="10pt" officeooo:rsid="000fd1d6" officeooo:paragraph-rsid="000fd1d6" style:font-size-asian="8.75pt" style:font-size-complex="10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Century Schoolbook L" officeooo:paragraph-rsid="001104d7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Century Schoolbook L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Century Schoolbook L" officeooo:rsid="001104d7" officeooo:paragraph-rsid="001104d7"/>
    </style:style>
    <style:style style:name="T1" style:family="text">
      <style:text-properties officeooo:rsid="000fd1d6"/>
    </style:style>
    <style:style style:name="T2" style:family="text">
      <style:text-properties officeooo:rsid="00110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Learner Record Guidelines</text:p>
      <text:p text:style-name="P9"/>
      <text:p text:style-name="P4"/>
      <text:p text:style-name="P5"><text:span text:style-name="T1">Learners are required to </text:span>record all steps in both the assignment and then <text:span text:style-name="T2">your</text:span> project to show key stages and decision making. </text:p>
      <text:p text:style-name="P5"/>
      <text:p text:style-name="P7">Not all subjects use a learner record, but ...</text:p>
      <text:p text:style-name="P5"/>
      <text:p text:style-name="P6">NO marks can be awarded if NO learner record is submitted. </text:p>
      <text:p text:style-name="P3"/>
      <text:p text:style-name="P5">This record, <text:span text:style-name="T1">may include a diary, photographs, sketches, </text:span>a 5 minute video presentation, and a<text:span text:style-name="T1">ny other evidence to show the progress of the project.</text:span></text:p>
      <text:p text:style-name="P5"/>
      <text:p text:style-name="P5"><text:span text:style-name="T1">The </text:span>printed submission, will show:</text:p>
      <text:list xml:id="list6283040696297665403" text:style-name="L1">
        <text:list-item>
          <text:p text:style-name="P11">Clear and unambiguous evidence of individual research </text:p>
        </text:list-item>
        <text:list-item>
          <text:p text:style-name="P11"><text:span text:style-name="T1">For Games Studies there will be n</text:span>otes on game play - in <text:span text:style-name="T1">the </text:span>assignment and project </text:p>
        </text:list-item>
        <text:list-item>
          <text:p text:style-name="P12">For Games Studies the playable game can be demonstrated with a screen recording.</text:p>
        </text:list-item>
        <text:list-item>
          <text:p text:style-name="P11">Visual research <text:span text:style-name="T1">(sketches)</text:span></text:p>
        </text:list-item>
        <text:list-item>
          <text:p text:style-name="P11">Clear and unambiguous evidence of individual ideas and of concept progression </text:p>
        </text:list-item>
        <text:list-item>
          <text:p text:style-name="P10">Cuttings of reviews and articles of influence and interest </text:p>
        </text:list-item>
      </text:list>
      <text:p text:style-name="P1"/>
      <text:p text:style-name="P2">The record may take the form of a diary, or a straight forward record of all decisions taken. It’s your choice.</text:p>
      <text:p text:style-name="P2"/>
      <text:p text:style-name="P2">Any specific requirements can be clarified with your tutor. There is no minimum and no maximum length for the record; start telling your story – when you’ve told it, stop.</text:p>
      <text:p text:style-name="P2"/>
      <text:p text:style-name="P2">Submission dates are as on the calendar and are generally no later than the last other item submitted for the su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2000000040C000005A0FAC5E049.gif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6:36:45.761689850</meta:creation-date>
    <dc:date>2014-04-08T16:47:43.859429973</dc:date>
    <meta:editing-duration>PT1M24S</meta:editing-duration>
    <meta:editing-cycles>3</meta:editing-cycles>
    <meta:generator>LibreOffice/4.1.6.2$Linux_X86_64 LibreOffice_project/410$Build-2</meta:generator>
    <meta:document-statistic meta:table-count="0" meta:image-count="0" meta:object-count="0" meta:page-count="1" meta:paragraph-count="15" meta:word-count="210" meta:character-count="1224" meta:non-whitespace-character-count="1028"/>
  </office:meta>
</office:document-meta>
</file>